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/>
    </style:style>
    <style:style style:name="P3" style:parent-style-name="Normal" style:family="paragraph">
      <style:text-properties style:font-name="Times New Roman"/>
    </style:style>
    <style:style style:name="P4" style:parent-style-name="Normal" style:family="paragraph">
      <style:text-properties style:font-name="Aptos Display"/>
    </style:style>
    <style:style style:name="P5" style:parent-style-name="Normal" style:family="paragraph">
      <style:text-properties style:font-name="Aptos Display"/>
    </style:style>
    <style:style style:name="P6" style:parent-style-name="Normal" style:family="paragraph">
      <style:text-properties style:font-name="Aptos Display"/>
    </style:style>
    <style:style style:name="P7" style:parent-style-name="Normal" style:family="paragraph">
      <style:text-properties style:font-name="Aptos Display"/>
    </style:style>
    <style:style style:name="P8" style:parent-style-name="Normal" style:family="paragraph">
      <style:text-properties style:font-name="Aptos Display"/>
    </style:style>
    <style:style style:name="P9" style:parent-style-name="Normal" style:family="paragraph">
      <style:text-properties style:font-name="Aptos Display"/>
    </style:style>
    <style:style style:name="P10" style:parent-style-name="Normal" style:family="paragraph">
      <style:text-properties style:font-name="Aptos Display"/>
    </style:style>
  </office:automatic-styles>
  <office:body>
    <office:text text:use-soft-page-breaks="true">
      <text:p text:style-name="P1">Picture 1 - I took a screenshot of the workspace file showing the folder “<text:span text:style-name="T2"><text:s/>ArchOSC Assignment”</text:span></text:p>
      <text:p text:style-name="P3"/>
      <text:p text:style-name="P4">Picture 2 – I took a screenshot of the terminal showing the terminal and I put the command” git init “ into it .<text:s/></text:p>
      <text:p text:style-name="P5"/>
      <text:p text:style-name="P6">Picture 3 – I took a screenshot of my new made github repo showing a new title<text:s/></text:p>
      <text:p text:style-name="P7"/>
      <text:p text:style-name="P8">Picture 4 – I took a screenshot of <text:s/>the terminal showing that the link between local repo and github is successful<text:s/></text:p>
      <text:p text:style-name="P9"/>
      <text:p text:style-name="P10">Picture 5 – I took a screenshot of the website I created using visual cod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OUS ALMASALMEH</meta:initial-creator>
    <dc:creator>KOUS ALMASALMEH</dc:creator>
    <meta:creation-date>2026-02-03T11:08:00Z</meta:creation-date>
    <dc:date>2026-02-03T11:45:00Z</dc:date>
    <meta:template xlink:href="Normal" xlink:type="simple"/>
    <meta:editing-cycles>5</meta:editing-cycles>
    <meta:editing-duration>PT660S</meta:editing-duration>
    <meta:document-statistic meta:page-count="1" meta:paragraph-count="1" meta:word-count="72" meta:character-count="484" meta:row-count="3" meta:non-whitespace-character-count="413"/>
  </office:meta>
</office:document-meta>
</file>